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7.009cm" fo:margin-left="0cm" fo:margin-right="-0.011cm" table:align="margins"/>
    </style:style>
    <style:style style:name="Tabla1.A" style:family="table-column">
      <style:table-column-properties style:column-width="2.376cm" style:rel-column-width="1347*"/>
    </style:style>
    <style:style style:name="Tabla1.B" style:family="table-column">
      <style:table-column-properties style:column-width="14.631cm" style:rel-column-width="8294*"/>
    </style:style>
    <style:style style:name="Tab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.7" style:family="table-row">
      <style:table-row-properties style:min-row-height="1.332cm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Standard" style:list-style-name="L1"/>
    <style:style style:name="T1" style:family="text">
      <style:text-properties style:font-name="Arial1" fo:font-size="18pt" style:font-size-asian="18pt" style:font-name-complex="Arial1" style:font-size-complex="18pt"/>
    </style:style>
    <style:style style:name="T2" style:family="text">
      <style:text-properties style:font-name="Arial" fo:font-size="18pt" style:font-size-asian="18pt" style:font-name-complex="Arial1" style:font-size-complex="18pt"/>
    </style:style>
    <style:style style:name="T3" style:family="text">
      <style:text-properties style:font-name="Arial1" fo:font-size="18pt" fo:font-weight="bold" style:font-size-asian="18pt" style:font-weight-asian="bold" style:font-name-complex="Arial1" style:font-size-complex="18pt" style:font-weight-complex="bold"/>
    </style:style>
    <text:list-style style:name="L1">
      <text:list-level-style-number text:level="1" text:style-name="Numbering_20_Symbols" style:num-prefix=" 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yecto “</text:span><text:span text:style-name="T2">Utilización de Software Libre a través de la capacitación y distribución</text:span><text:span text:style-name="T1">”, </text:span><text:span text:style-name="T3">“AIKUAA PORA”</text:span></text:p>
      <text:p text:style-name="Standard"/>
      <text:p text:style-name="Standard"/>
      <text:p text:style-name="P2">Contenido programático distribuido en clases:</text:p>
      <text:p text:style-name="Standard"/>
      <text:p text:style-name="Standard">El curso consta de módulos, los cuales están divididos en unidades. Esta últimas están distribuidas en clases, cada una de las cuales tendrá una duración de 4 horas reloj. A continuación se detalla cada una de las clases: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Clase 1</text:p>
          </table:table-cell>
          <table:table-cell table:style-name="Tabla1.B1" office:value-type="string">
            <text:list text:style-name="L1">
              <text:list-item>
                <text:p text:style-name="P4">Introducción al Software Libre</text:p>
                <text:list>
                  <text:list-item>
                    <text:p text:style-name="P4">Qué es el Software Libre?</text:p>
                  </text:list-item>
                  <text:list-item>
                    <text:p text:style-name="P4">Historia</text:p>
                  </text:list-item>
                  <text:list-item>
                    <text:p text:style-name="P4">Principios</text:p>
                  </text:list-item>
                  <text:list-item>
                    <text:p text:style-name="P4">Ventajas/Desventajas</text:p>
                  </text:list-item>
                  <text:list-item>
                    <text:p text:style-name="P4">Plataformas</text:p>
                  </text:list-item>
                  <text:list-item>
                    <text:p text:style-name="P4">Licencias</text:p>
                  </text:list-item>
                  <text:list-item>
                    <text:p text:style-name="P4">Cómo se desarrolla?</text:p>
                  </text:list-item>
                </text:list>
              </text:list-item>
              <text:list-item>
                <text:p text:style-name="P4">Sistema operativo – Linux</text:p>
                <text:list>
                  <text:list-item>
                    <text:p text:style-name="P4">Qué es Linux?</text:p>
                  </text:list-item>
                  <text:list-item>
                    <text:p text:style-name="P4">Historia</text:p>
                  </text:list-item>
                  <text:list-item>
                    <text:p text:style-name="P4">Características</text:p>
                  </text:list-item>
                  <text:list-item>
                    <text:p text:style-name="P4">Ventajas/Desventajas</text:p>
                  </text:list-item>
                  <text:list-item>
                    <text:p text:style-name="P4">Plataformas</text:p>
                  </text:list-item>
                  <text:list-item>
                    <text:p text:style-name="P4">Distribuciones</text:p>
                  </text:list-item>
                  <text:list-item>
                    <text:p text:style-name="P4">Descarga</text:p>
                  </text:list-item>
                </text:list>
              </text:list-item>
            </text:list>
          </table:table-cell>
        </table:table-row>
        <table:table-row>
          <table:table-cell table:style-name="Tabla1.A2" office:value-type="string">
            <text:p text:style-name="P3">Clase 2</text:p>
          </table:table-cell>
          <table:table-cell table:style-name="Tabla1.B2" office:value-type="string">
            <text:list text:style-name="L1" text:continue-numbering="true">
              <text:list-item>
                <text:list text:continue-numbering="true">
                  <text:list-item>
                    <text:p text:style-name="P4">Instalación/LiveCD</text:p>
                    <text:list>
                      <text:list-item>
                        <text:p text:style-name="P4">Qué es un LiveCD y para qué sirve?</text:p>
                      </text:list-item>
                      <text:list-item>
                        <text:p text:style-name="P4">Arranque desde el CD de instalación</text:p>
                      </text:list-item>
                      <text:list-item>
                        <text:p text:style-name="P4">Configuración del hardware del equipo</text:p>
                      </text:list-item>
                      <text:list-item>
                        <text:p text:style-name="P4">Particiones del disco duro</text:p>
                      </text:list-item>
                      <text:list-item>
                        <text:p text:style-name="P4">Selección de paquetes a instalar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Tabla1.A2" office:value-type="string">
            <text:p text:style-name="P3">Clase 3</text:p>
          </table:table-cell>
          <table:table-cell table:style-name="Tabla1.B2" office:value-type="string">
            <text:p text:style-name="Standard">Repaso Instalación</text:p>
            <text:p text:style-name="Standard"/>
            <text:list text:style-name="L1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style-name="P4">Creación de usuario administrador (root)</text:p>
                      </text:list-item>
                      <text:list-item>
                        <text:p text:style-name="P4">Gestor de arranque</text:p>
                      </text:list-item>
                    </text:list>
                  </text:list-item>
                  <text:list-item>
                    <text:p text:style-name="P4">Acceso al sistema</text:p>
                  </text:list-item>
                  <text:list-item>
                    <text:p text:style-name="P4">Usuarios, Grupos y Permisos</text:p>
                  </text:list-item>
                </text:list>
              </text:list-item>
            </text:list>
          </table:table-cell>
        </table:table-row>
        <table:table-row>
          <table:table-cell table:style-name="Tabla1.A2" office:value-type="string">
            <text:p text:style-name="P3">Clase 4</text:p>
          </table:table-cell>
          <table:table-cell table:style-name="Tabla1.B2" office:value-type="string">
            <text:list text:style-name="L1" text:continue-numbering="true">
              <text:list-item>
                <text:list text:continue-numbering="true">
                  <text:list-item>
                    <text:p text:style-name="P4">El ambiente de ventanas KDE</text:p>
                    <text:list>
                      <text:list-item>
                        <text:p text:style-name="P4">El escritorio</text:p>
                      </text:list-item>
                      <text:list-item>
                        <text:p text:style-name="P4">La barra de tareas</text:p>
                      </text:list-item>
                      <text:list-item>
                        <text:p text:style-name="P4">Los iconos de acceso</text:p>
                      </text:list-item>
                      <text:list-item>
                        <text:p text:style-name="P4">La bandeja del sistema</text:p>
                      </text:list-item>
                      <text:list-item>
                        <text:p text:style-name="P4">El reloj</text:p>
                      </text:list-item>
                      <text:list-item>
                        <text:p text:style-name="P4">Cómo añadir nuevos elementos al panel?</text:p>
                      </text:list-item>
                      <text:list-item>
                        <text:p text:style-name="P4">La búsqueda</text:p>
                      </text:list-item>
                      <text:list-item>
                        <text:p text:style-name="P4">La papelera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Tabla1.A2" office:value-type="string">
            <text:p text:style-name="P3">Clase 5</text:p>
          </table:table-cell>
          <table:table-cell table:style-name="Tabla1.B2" office:value-type="string">
            <text:list text:style-name="L1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style-name="P4">El administrador de archivos KDE</text:p>
                        <text:list>
                          <text:list-item>
                            <text:p text:style-name="P4">Directorios del sistema</text:p>
                          </text:list-item>
                          <text:list-item>
                            <text:p text:style-name="P4">Directorio personal</text:p>
                          </text:list-item>
                        </text:list>
                      </text:list-item>
                      <text:list-item>
                        <text:p text:style-name="P4">El centro de control KDE</text:p>
                        <text:list>
                          <text:list-item>
                            <text:p text:style-name="P4">Configuración de la pantalla</text:p>
                          </text:list-item>
                          <text:list-item>
                            <text:p text:style-name="P4">Configuración del ratón</text:p>
                          </text:list-item>
                          <text:list-item>
                            <text:p text:style-name="P4">Configuración del teclado</text:p>
                          </text:list-item>
                          <text:list-item>
                            <text:p text:style-name="P4">Configuración de apariencia y colore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Tabla1.A2" office:value-type="string">
            <text:p text:style-name="P3">Clase 6</text:p>
          </table:table-cell>
          <table:table-cell table:style-name="Tabla1.B2" office:value-type="string">
            <text:p text:style-name="Standard"/>
            <text:list text:style-name="L1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style-name="P4">Configuración de la impresora</text:p>
                        <text:p text:style-name="P4"/>
                      </text:list-item>
                    </text:list>
                  </text:list-item>
                </text:list>
              </text:list-item>
            </text:list>
            <text:p text:style-name="Standard">Repaso General de Sistema Operativo y Linux</text:p>
          </table:table-cell>
        </table:table-row>
        <table:table-row table:style-name="Tabla1.7">
          <table:table-cell table:style-name="Tabla1.A2" office:value-type="string">
            <text:p text:style-name="P3">Clase 7</text:p>
          </table:table-cell>
          <table:table-cell table:style-name="Tabla1.B2" office:value-type="string">
            <text:p text:style-name="Standard"/>
            <text:p text:style-name="Standard">Exámen Teórico y Práctico.</text:p>
            <text:p text:style-name="Standard"/>
          </table:table-cell>
        </table:table-row>
        <table:table-row>
          <table:table-cell table:style-name="Tabla1.A2" office:value-type="string">
            <text:p text:style-name="P3">Clase 8</text:p>
          </table:table-cell>
          <table:table-cell table:style-name="Tabla1.B2" office:value-type="string">
            <text:list text:style-name="L1" text:continue-numbering="true">
              <text:list-item>
                <text:p text:style-name="P4">Aplicación Ofimática – OpenOffice</text:p>
                <text:list>
                  <text:list-item>
                    <text:p text:style-name="P4">Procesador de textos – OpenOffice Writer</text:p>
                    <text:list>
                      <text:list-item>
                        <text:p text:style-name="P4">¿Que es y para qué sirve un procesador de textos?</text:p>
                      </text:list-item>
                      <text:list-item>
                        <text:p text:style-name="P4">Archivos de MS Word</text:p>
                      </text:list-item>
                      <text:list-item>
                        <text:p text:style-name="P4">Entorno</text:p>
                      </text:list-item>
                      <text:list-item>
                        <text:p text:style-name="P4">Personalizar Barras</text:p>
                      </text:list-item>
                      <text:list-item>
                        <text:p text:style-name="P4">Dar formato al texto</text:p>
                      </text:list-item>
                      <text:list-item>
                        <text:p text:style-name="P4">Copiar, pegar, cortar y mover un texto</text:p>
                      </text:list-item>
                      <text:list-item>
                        <text:p text:style-name="P4">Autocompletado de texto</text:p>
                      </text:list-item>
                      <text:list-item>
                        <text:p text:style-name="P4">Encabezados y pié de página</text:p>
                      </text:list-item>
                      <text:list-item>
                        <text:p text:style-name="P4">Columnas de texto</text:p>
                      </text:list-item>
                      <text:list-item>
                        <text:p text:style-name="P4">Hiperenlaces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Tabla1.A2" office:value-type="string">
            <text:p text:style-name="P3">Clase 9</text:p>
          </table:table-cell>
          <table:table-cell table:style-name="Tabla1.B2" office:value-type="string">
            <text:list text:style-name="L1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style-name="P4">Propiedades del documento</text:p>
                      </text:list-item>
                      <text:list-item>
                        <text:p text:style-name="P4">Numeración y viñetas</text:p>
                      </text:list-item>
                      <text:list-item>
                        <text:p text:style-name="P4">Impresión de documentos</text:p>
                      </text:list-item>
                      <text:list-item>
                        <text:p text:style-name="P4">Exportación de documentos a otros formatos</text:p>
                      </text:list-item>
                      <text:list-item>
                        <text:p text:style-name="P4">Corrección ortográfica y diccionarios de sinónimos e idiomas</text:p>
                      </text:list-item>
                      <text:list-item>
                        <text:p text:style-name="P4">Indices y tablas de contenido</text:p>
                      </text:list-item>
                    </text:list>
                  </text:list-item>
                </text:list>
              </text:list-item>
            </text:list>
            <text:p text:style-name="Standard"/>
            <text:p text:style-name="Standard">Repaso y Ejercicios</text:p>
          </table:table-cell>
        </table:table-row>
        <table:table-row>
          <table:table-cell table:style-name="Tabla1.A2" office:value-type="string">
            <text:p text:style-name="P3">Clase 10</text:p>
          </table:table-cell>
          <table:table-cell table:style-name="Tabla1.B2" office:value-type="string">
            <text:list text:style-name="L1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style-name="P4">Tablas</text:p>
                      </text:list-item>
                      <text:list-item>
                        <text:p text:style-name="P4">Imágenes, inserción y vinculación</text:p>
                      </text:list-item>
                      <text:list-item>
                        <text:p text:style-name="P4">Gráficos, creación y modificación</text:p>
                      </text:list-item>
                      <text:list-item>
                        <text:p text:style-name="P4">Editor de fórmulas matemáticas</text:p>
                      </text:list-item>
                      <text:list-item>
                        <text:p text:style-name="P4">Estilos de texto</text:p>
                      </text:list-item>
                      <text:list-item>
                        <text:p text:style-name="P4">Plantillas</text:p>
                      </text:list-item>
                      <text:list-item>
                        <text:p text:style-name="P4">Búsqueda y reemplazo de texto</text:p>
                      </text:list-item>
                    </text:list>
                  </text:list-item>
                </text:list>
              </text:list-item>
            </text:list>
            <text:p text:style-name="Standard">Ejercicios</text:p>
          </table:table-cell>
        </table:table-row>
        <table:table-row>
          <table:table-cell table:style-name="Tabla1.A2" office:value-type="string">
            <text:p text:style-name="P3">Clase 11</text:p>
          </table:table-cell>
          <table:table-cell table:style-name="Tabla1.B2" office:value-type="string">
            <text:list text:style-name="L1" text:continue-numbering="true">
              <text:list-item>
                <text:list text:continue-numbering="true">
                  <text:list-item>
                    <text:p text:style-name="P4">Hoja de cálculo – OpenOffice Calc</text:p>
                    <text:list>
                      <text:list-item>
                        <text:p text:style-name="P4">¿Que es y para qué sirve una hoja de calculo?</text:p>
                      </text:list-item>
                      <text:list-item>
                        <text:p text:style-name="P4">Archivos de MS Excel</text:p>
                      </text:list-item>
                      <text:list-item>
                        <text:p text:style-name="P4">Cargar, guardar, importar y exportar datos</text:p>
                      </text:list-item>
                      <text:list-item>
                        <text:p text:style-name="P4">Hojas de cálculo, edición y creación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Tabla1.A2" office:value-type="string">
            <text:p text:style-name="P3">Clase 12</text:p>
          </table:table-cell>
          <table:table-cell table:style-name="Tabla1.B2" office:value-type="string">
            <text:list text:style-name="L1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style-name="P4">Fórmulas y cálculos</text:p>
                      </text:list-item>
                      <text:list-item>
                        <text:p text:style-name="P4">Tipos de funciones y operadores</text:p>
                        <text:list>
                          <text:list-item>
                            <text:p text:style-name="P4">Predeterminadas</text:p>
                          </text:list-item>
                          <text:list-item>
                            <text:p text:style-name="P4">Definidas por el usuario</text:p>
                          </text:list-item>
                        </text:list>
                      </text:list-item>
                      <text:list-item>
                        <text:p text:style-name="P4">Formatos de celdas, columnas, filas</text:p>
                      </text:list-item>
                      <text:list-item>
                        <text:p text:style-name="P4">Gráficos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Tabla1.A2" office:value-type="string">
            <text:p text:style-name="P3">Clase 13</text:p>
          </table:table-cell>
          <table:table-cell table:style-name="Tabla1.B2" office:value-type="string">
            <text:list text:style-name="L1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style-name="P4">Filtrar y ordenar datos</text:p>
                      </text:list-item>
                      <text:list-item>
                        <text:p text:style-name="P4">Rango de datos</text:p>
                      </text:list-item>
                      <text:list-item>
                        <text:p text:style-name="P4">Piloto de datos</text:p>
                      </text:list-item>
                      <text:list-item>
                        <text:p text:style-name="P4">Protección de celdas</text:p>
                      </text:list-item>
                      <text:list-item>
                        <text:p text:style-name="P4">Consolidación de datos</text:p>
                      </text:list-item>
                      <text:list-item>
                        <text:p text:style-name="P4">Impresión de hojas de cálculo</text:p>
                      </text:list-item>
                    </text:list>
                  </text:list-item>
                </text:list>
              </text:list-item>
            </text:list>
            <text:p text:style-name="Standard">Repaso y Ejercicios Prácticos</text:p>
          </table:table-cell>
        </table:table-row>
        <table:table-row>
          <table:table-cell table:style-name="Tabla1.A2" office:value-type="string">
            <text:p text:style-name="P3">Clase 14</text:p>
          </table:table-cell>
          <table:table-cell table:style-name="Tabla1.B2" office:value-type="string">
            <text:list text:style-name="L1" text:continue-numbering="true">
              <text:list-item>
                <text:list text:continue-numbering="true">
                  <text:list-item>
                    <text:p text:style-name="P4">Presentaciones – OpenOffice Impress</text:p>
                    <text:list>
                      <text:list-item>
                        <text:p text:style-name="P4">¿Qué es y para qué sirve una presentación?</text:p>
                      </text:list-item>
                      <text:list-item>
                        <text:p text:style-name="P4">Archivos de MS PowerPoint</text:p>
                      </text:list-item>
                      <text:list-item>
                        <text:p text:style-name="P4">Crear una presentación</text:p>
                      </text:list-item>
                      <text:list-item>
                        <text:p text:style-name="P4">Diseñar una diapositiva</text:p>
                      </text:list-item>
                      <text:list-item>
                        <text:p text:style-name="P4">Cómo insertar objetos a una diapositiva</text:p>
                      </text:list-item>
                      <text:list-item>
                        <text:p text:style-name="P4">Insertar nuevas diapositivas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Tabla1.A2" office:value-type="string">
            <text:p text:style-name="P3">Clase 15</text:p>
          </table:table-cell>
          <table:table-cell table:style-name="Tabla1.B2" office:value-type="string">
            <text:p text:style-name="Standard"/>
            <text:list text:style-name="L1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style-name="P4">Diseño y estilo de las diapositivas</text:p>
                      </text:list-item>
                      <text:list-item>
                        <text:p text:style-name="P4">Ver la presentación de la diapositiva</text:p>
                      </text:list-item>
                      <text:list-item>
                        <text:p text:style-name="P4">Transiciones y tiempos en la animación</text:p>
                      </text:list-item>
                      <text:list-item>
                        <text:p text:style-name="P4">Insertar movimientos y efectos</text:p>
                      </text:list-item>
                      <text:list-item>
                        <text:p text:style-name="P4">La interactividad y la navegación</text:p>
                      </text:list-item>
                      <text:list-item>
                        <text:p text:style-name="P4">Ensayo de intervalos entre diapositivas</text:p>
                      </text:list-item>
                    </text:list>
                  </text:list-item>
                </text:list>
              </text:list-item>
            </text:list>
            <text:p text:style-name="Standard">Repaso y Ejercicios Prácticos</text:p>
          </table:table-cell>
        </table:table-row>
        <table:table-row>
          <table:table-cell table:style-name="Tabla1.A2" office:value-type="string">
            <text:p text:style-name="P3">Clase 16</text:p>
          </table:table-cell>
          <table:table-cell table:style-name="Tabla1.B2" office:value-type="string">
            <text:p text:style-name="Table_20_Contents">Repaso General de OO. </text:p>
            <text:p text:style-name="Table_20_Contents">Ejercicios Prácticos.</text:p>
            <text:p text:style-name="Table_20_Contents">Impresiones.</text:p>
          </table:table-cell>
        </table:table-row>
        <table:table-row>
          <table:table-cell table:style-name="Tabla1.A2" office:value-type="string">
            <text:p text:style-name="P3">Clase 17</text:p>
          </table:table-cell>
          <table:table-cell table:style-name="Tabla1.B2" office:value-type="string">
            <text:p text:style-name="Standard"/>
            <text:p text:style-name="Standard">Exámen Práctico.</text:p>
            <text:p text:style-name="Standard"/>
          </table:table-cell>
        </table:table-row>
        <table:table-row>
          <table:table-cell table:style-name="Tabla1.A2" office:value-type="string">
            <text:p text:style-name="P3">Clase 18</text:p>
          </table:table-cell>
          <table:table-cell table:style-name="Tabla1.B2" office:value-type="string">
            <text:p text:style-name="Standard"/>
            <text:p text:style-name="Standard">Exámen Práctico.</text:p>
            <text:p text:style-name="Standard"/>
          </table:table-cell>
        </table:table-row>
        <table:table-row>
          <table:table-cell table:style-name="Tabla1.A2" office:value-type="string">
            <text:p text:style-name="P3">Clase 19</text:p>
          </table:table-cell>
          <table:table-cell table:style-name="Tabla1.B2" office:value-type="string">
            <text:list text:style-name="L1" text:continue-numbering="true">
              <text:list-item>
                <text:p text:style-name="P4">Navegadores de Internet – Mozilla Firefox</text:p>
                <text:list>
                  <text:list-item>
                    <text:p text:style-name="P4">Navegar por Internet, la barra</text:p>
                  </text:list-item>
                  <text:list-item>
                    <text:p text:style-name="P4">El concepto de pestañas</text:p>
                  </text:list-item>
                  <text:list-item>
                    <text:p text:style-name="P4">Realizar búsquedas en Internet</text:p>
                  </text:list-item>
                  <text:list-item>
                    <text:p text:style-name="P4">Realizar búsquedas en una página web</text:p>
                  </text:list-item>
                </text:list>
              </text:list-item>
            </text:list>
          </table:table-cell>
        </table:table-row>
        <table:table-row>
          <table:table-cell table:style-name="Tabla1.A2" office:value-type="string">
            <text:p text:style-name="P3">Clase 20</text:p>
          </table:table-cell>
          <table:table-cell table:style-name="Tabla1.B2" office:value-type="string">
            <text:p text:style-name="Standard"/>
            <text:list text:style-name="L1" text:continue-numbering="true">
              <text:list-item>
                <text:list text:continue-numbering="true">
                  <text:list-item>
                    <text:p text:style-name="P4">Uso de los marcadores</text:p>
                  </text:list-item>
                  <text:list-item>
                    <text:p text:style-name="P4">El historial de navegación</text:p>
                  </text:list-item>
                  <text:list-item>
                    <text:p text:style-name="P4">Descarga de archivos</text:p>
                  </text:list-item>
                  <text:list-item>
                    <text:p text:style-name="P4">Temas, complementos y plugins</text:p>
                  </text:list-item>
                  <text:list-item>
                    <text:p text:style-name="P4">Configuración y actualizaciones</text:p>
                  </text:list-item>
                </text:list>
              </text:list-item>
            </text:list>
            <text:p text:style-name="Standard">Repaso y Navegación.</text:p>
          </table:table-cell>
        </table:table-row>
        <table:table-row>
          <table:table-cell table:style-name="Tabla1.A2" office:value-type="string">
            <text:p text:style-name="P3">Clase 21</text:p>
          </table:table-cell>
          <table:table-cell table:style-name="Tabla1.B2" office:value-type="string">
            <text:p text:style-name="Table_20_Contents">Navegación en Internet con Firefox.</text:p>
          </table:table-cell>
        </table:table-row>
        <table:table-row>
          <table:table-cell table:style-name="Tabla1.A2" office:value-type="string">
            <text:p text:style-name="P3">Clase 22</text:p>
          </table:table-cell>
          <table:table-cell table:style-name="Tabla1.B2" office:value-type="string">
            <text:list text:style-name="L1" text:continue-numbering="true">
              <text:list-item>
                <text:p text:style-name="P4">Clientes de correo – Mozilla Thunderbird</text:p>
                <text:list>
                  <text:list-item>
                    <text:p text:style-name="P4">Configuración de una cuenta de correo</text:p>
                  </text:list-item>
                  <text:list-item>
                    <text:p text:style-name="P4">Crear y enviar mensajes de correo</text:p>
                  </text:list-item>
                  <text:list-item>
                    <text:p text:style-name="P4">Responder y/o reenviar mensajes de correo</text:p>
                  </text:list-item>
                  <text:list-item>
                    <text:p text:style-name="P4">Recibir y leer mensajes de correo</text:p>
                  </text:list-item>
                  <text:list-item>
                    <text:p text:style-name="P4">Clasificación de mensajes de correos en carpetas</text:p>
                  </text:list-item>
                  <text:list-item>
                    <text:p text:style-name="P4">Guardar e imprimir mensajes de correo</text:p>
                  </text:list-item>
                  <text:list-item>
                    <text:p text:style-name="P4">Libreta de direcciones</text:p>
                  </text:list-item>
                  <text:list-item>
                    <text:p text:style-name="P4">Configuración y actualizaciones</text:p>
                  </text:list-item>
                </text:list>
              </text:list-item>
            </text:list>
          </table:table-cell>
        </table:table-row>
        <table:table-row>
          <table:table-cell table:style-name="Tabla1.A2" office:value-type="string">
            <text:p text:style-name="P3">Clase 23</text:p>
          </table:table-cell>
          <table:table-cell table:style-name="Tabla1.B2" office:value-type="string">
            <text:p text:style-name="Table_20_Contents">Prácticas. </text:p>
            <text:p text:style-name="Table_20_Contents">Envío y Recepción con y sin adjuntos.</text:p>
            <text:p text:style-name="Table_20_Contents">Web Mail.</text:p>
          </table:table-cell>
        </table:table-row>
        <table:table-row>
          <table:table-cell table:style-name="Tabla1.A2" office:value-type="string">
            <text:p text:style-name="P3">Clase 24</text:p>
          </table:table-cell>
          <table:table-cell table:style-name="Tabla1.B2" office:value-type="string">
            <text:p text:style-name="Standard"/>
            <text:p text:style-name="Standard">Exámen Práctico. Internet y Mail.</text:p>
            <text:p text:style-name="Standard"/>
          </table:table-cell>
        </table:table-row>
        <table:table-row>
          <table:table-cell table:style-name="Tabla1.A2" office:value-type="string">
            <text:p text:style-name="P3">Clase 25</text:p>
          </table:table-cell>
          <table:table-cell table:style-name="Tabla1.B2" office:value-type="string">
            <text:list text:style-name="L1" text:continue-numbering="true">
              <text:list-item>
                <text:p text:style-name="P4">Otros utilitarios</text:p>
                <text:list>
                  <text:list-item>
                    <text:p text:style-name="P4">Visualización y creación de archivos PDF</text:p>
                  </text:list-item>
                  <text:list-item>
                    <text:p text:style-name="P4">Mensajería Instantánea</text:p>
                  </text:list-item>
                </text:list>
              </text:list-item>
            </text:list>
          </table:table-cell>
        </table:table-row>
        <table:table-row>
          <table:table-cell table:style-name="Tabla1.A2" office:value-type="string">
            <text:p text:style-name="P3">Clase 26</text:p>
          </table:table-cell>
          <table:table-cell table:style-name="Tabla1.B2" office:value-type="string">
            <text:list text:style-name="L1" text:continue-numbering="true">
              <text:list-item>
                <text:list text:continue-numbering="true">
                  <text:list-item>
                    <text:p text:style-name="P4">Reproductores de audio y video</text:p>
                  </text:list-item>
                  <text:list-item>
                    <text:p text:style-name="P4">Herramientas para grabación de CDs y DVDs</text:p>
                  </text:list-item>
                </text:list>
              </text:list-item>
            </text:list>
            <text:p text:style-name="Standard">Prácticas sobre utilitarios.</text:p>
            <text:p text:style-name="Standard">Utilización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s" fo:country="PY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s" fo:country="PY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creation-date>2007-12-08T10:19:31</meta:creation-date>
    <dc:date>2008-01-30T02:12:41</dc:date>
    <dc:language>es-PY</dc:language>
    <meta:editing-cycles>63</meta:editing-cycles>
    <meta:editing-duration>PT2H34M53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4" meta:paragraph-count="172" meta:word-count="657" meta:character-count="4223"/>
  </office:meta>
</office:document-meta>
</file>